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6.1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33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>
            <text:p>Aspects</text:p>
          </table:table-cell>
          <table:table-cell office:value-type="string">
            <text:p>Stats</text:p>
          </table:table-cell>
          <table:table-cell office:value-type="string">
            <text:p>Pair</text:p>
          </table:table-cell>
          <table:table-cell office:value-type="string">
            <text:p>Aspect Bar Effect</text:p>
          </table:table-cell>
          <table:table-cell office:value-type="string">
            <text:p>Aspect Overflow</text:p>
          </table:table-cell>
          <table:table-cell office:value-type="string">
            <text:p><text:span text:style-name="T1">Thief</text:span> Benefit on Self</text:p>
          </table:table-cell>
          <table:table-cell office:value-type="string">
            <text:p>Effects on Target</text:p>
          </table:table-cell>
          <table:table-cell table:style-name="ce11" office:value-type="string">
            <text:p>Knight<text:span text:style-name="T2"> Attack</text:span>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lood</text:p>
          </table:table-cell>
          <table:table-cell office:value-type="string">
            <text:p>Constitution</text:p>
          </table:table-cell>
          <table:table-cell office:value-type="string">
            <text:p>BB</text:p>
          </table:table-cell>
          <table:table-cell office:value-type="string">
            <text:p>Ally buff</text:p>
          </table:table-cell>
          <table:table-cell office:value-type="string">
            <text:p>Large ally buff</text:p>
          </table:table-cell>
          <table:table-cell office:value-type="string">
            <text:p>Allies turn on target</text:p>
          </table:table-cell>
          <table:table-cell office:value-type="string">
            <text:p>Damage</text:p>
          </table:table-cell>
          <table:table-cell office:value-type="string">
            <text:p>Marks target for allie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reath</text:p>
          </table:table-cell>
          <table:table-cell office:value-type="string">
            <text:p>Dexterity</text:p>
          </table:table-cell>
          <table:table-cell office:value-type="string">
            <text:p>BB</text:p>
          </table:table-cell>
          <table:table-cell office:value-type="string">
            <text:p>Flight, Act more often</text:p>
          </table:table-cell>
          <table:table-cell office:value-type="string">
            <text:p>Mass damage</text:p>
          </table:table-cell>
          <table:table-cell office:value-type="string">
            <text:p>Target turns on allies</text:p>
          </table:table-cell>
          <table:table-cell office:value-type="string">
            <text:p>Act less often</text:p>
          </table:table-cell>
          <table:table-cell office:value-type="string">
            <text:p>Hard to hit, dodge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eart</text:p>
          </table:table-cell>
          <table:table-cell office:value-type="string">
            <text:p>Charisma</text:p>
          </table:table-cell>
          <table:table-cell office:value-type="string">
            <text:p>HM</text:p>
          </table:table-cell>
          <table:table-cell table:number-columns-repeated="2" office:value-type="string">
            <text:p>-</text:p>
          </table:table-cell>
          <table:table-cell office:value-type="string">
            <text:p>Target turns on allies</text:p>
          </table:table-cell>
          <table:table-cell office:value-type="string">
            <text:p>Damage, Death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ind</text:p>
          </table:table-cell>
          <table:table-cell office:value-type="string">
            <text:p>Intelligence</text:p>
          </table:table-cell>
          <table:table-cell office:value-type="string">
            <text:p>HM</text:p>
          </table:table-cell>
          <table:table-cell table:number-columns-repeated="2" office:value-type="string">
            <text:p>-</text:p>
          </table:table-cell>
          <table:table-cell office:value-type="string">
            <text:p>Information on enemies</text:p>
          </table:table-cell>
          <table:table-cell office:value-type="string">
            <text:p>Stupidity, Inactivity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ope</text:p>
          </table:table-cell>
          <table:table-cell office:value-type="string">
            <text:p>Charisma</text:p>
          </table:table-cell>
          <table:table-cell office:value-type="string">
            <text:p>HR</text:p>
          </table:table-cell>
          <table:table-cell office:value-type="string">
            <text:p>General buff</text:p>
          </table:table-cell>
          <table:table-cell office:value-type="string">
            <text:p>Mass buff</text:p>
          </table:table-cell>
          <table:table-cell office:value-type="string">
            <text:p>General buff</text:p>
          </table:table-cell>
          <table:table-cell office:value-type="string">
            <text:p>Inactivit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age</text:p>
          </table:table-cell>
          <table:table-cell office:value-type="string">
            <text:p>Strength</text:p>
          </table:table-cell>
          <table:table-cell office:value-type="string">
            <text:p>HR</text:p>
          </table:table-cell>
          <table:table-cell office:value-type="string">
            <text:p>Stronger attacks</text:p>
          </table:table-cell>
          <table:table-cell table:style-name="ce9" office:value-type="string">
            <text:p>Uncontrolled berzerking</text:p>
          </table:table-cell>
          <table:table-cell office:value-type="string">
            <text:p>Stronger attacks</text:p>
          </table:table-cell>
          <table:table-cell office:value-type="string">
            <text:p>Weakness, Pacifism</text:p>
          </table:table-cell>
          <table:table-cell office:value-type="string">
            <text:p>Damage scales hard with r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ife</text:p>
          </table:table-cell>
          <table:table-cell office:value-type="string">
            <text:p>Constitution</text:p>
          </table:table-cell>
          <table:table-cell office:value-type="string">
            <text:p>LD</text:p>
          </table:table-cell>
          <table:table-cell office:value-type="string">
            <text:p>Health, Healing</text:p>
          </table:table-cell>
          <table:table-cell office:value-type="string">
            <text:p>Mass healing</text:p>
          </table:table-cell>
          <table:table-cell office:value-type="string">
            <text:p>Gain health</text:p>
          </table:table-cell>
          <table:table-cell office:value-type="string">
            <text:p>Lose health, Death</text:p>
          </table:table-cell>
          <table:table-cell office:value-type="string">
            <text:p>Heal when attacking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Doom</text:p>
          </table:table-cell>
          <table:table-cell office:value-type="string">
            <text:p>Wisdom</text:p>
          </table:table-cell>
          <table:table-cell office:value-type="string">
            <text:p>LD</text:p>
          </table:table-cell>
          <table:table-cell office:value-type="string">
            <text:p>Less lucky</text:p>
          </table:table-cell>
          <table:table-cell table:style-name="ce5" office:value-type="string">
            <text:p>Mass vulnerability</text:p>
          </table:table-cell>
          <table:table-cell office:value-type="string">
            <text:p>Less lucky, Damage</text:p>
          </table:table-cell>
          <table:table-cell office:value-type="string">
            <text:p>Luckier, Heal</text:p>
          </table:table-cell>
          <table:table-cell office:value-type="string">
            <text:p>Target and self vulnerabl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Time</text:p>
          </table:table-cell>
          <table:table-cell office:value-type="string">
            <text:p>Dexterity</text:p>
          </table:table-cell>
          <table:table-cell office:value-type="string">
            <text:p>TS</text:p>
          </table:table-cell>
          <table:table-cell office:value-type="string">
            <text:p>Act more often</text:p>
          </table:table-cell>
          <table:table-cell office:value-type="string">
            <text:p>Time travel enabled</text:p>
          </table:table-cell>
          <table:table-cell office:value-type="string">
            <text:p>Act more often</text:p>
          </table:table-cell>
          <table:table-cell office:value-type="string">
            <text:p>Act less often, Death</text:p>
          </table:table-cell>
          <table:table-cell office:value-type="string">
            <text:p>Clones more frequent, less vulnerabl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Space</text:p>
          </table:table-cell>
          <table:table-cell office:value-type="string">
            <text:p>Intelligence</text:p>
          </table:table-cell>
          <table:table-cell office:value-type="string">
            <text:p>TS</text:p>
          </table:table-cell>
          <table:table-cell office:value-type="string">
            <text:p>Teleportation</text:p>
          </table:table-cell>
          <table:table-cell table:number-columns-repeated="2" office:value-type="string">
            <text:p>-</text:p>
          </table:table-cell>
          <table:table-cell office:value-type="string">
            <text:p>Heavy Damage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Void</text:p>
          </table:table-cell>
          <table:table-cell office:value-type="string">
            <text:p>Strength</text:p>
          </table:table-cell>
          <table:table-cell office:value-type="string">
            <text:p>VL</text:p>
          </table:table-cell>
          <table:table-cell office:value-type="string">
            <text:p>De-buffed</text:p>
          </table:table-cell>
          <table:table-cell table:style-name="ce10" office:value-type="string">
            <text:p>Phase out</text:p>
          </table:table-cell>
          <table:table-cell office:value-type="string">
            <text:p>General de-buff</text:p>
          </table:table-cell>
          <table:table-cell office:value-type="string">
            <text:p>General buff</text:p>
          </table:table-cell>
          <table:table-cell office:value-type="string">
            <text:p>Pierces armour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Light</text:p>
          </table:table-cell>
          <table:table-cell office:value-type="string">
            <text:p>Wisdom</text:p>
          </table:table-cell>
          <table:table-cell office:value-type="string">
            <text:p>VL</text:p>
          </table:table-cell>
          <table:table-cell office:value-type="string">
            <text:p>Luckier</text:p>
          </table:table-cell>
          <table:table-cell office:value-type="string">
            <text:p>Surge of luck</text:p>
          </table:table-cell>
          <table:table-cell office:value-type="string">
            <text:p>Luckier</text:p>
          </table:table-cell>
          <table:table-cell office:value-type="string">
            <text:p>Less lucky</text:p>
          </table:table-cell>
          <table:table-cell office:value-type="string">
            <text:p>Critical chance, damage up</text:p>
          </table:table-cell>
          <table:table-cell table:number-columns-repeated="1016"/>
        </table:table-row>
        <table:table-row table:style-name="ro2">
          <table:table-cell table:style-name="ce8" table:number-columns-repeated="4"/>
          <table:table-cell/>
          <table:table-cell table:style-name="ce8" table:number-columns-repeated="1019"/>
        </table:table-row>
        <table:table-row table:style-name="ro2">
          <table:table-cell table:style-name="ce8" table:number-columns-repeated="4"/>
          <table:table-cell office:value-type="string">
            <text:p>Not all are entirely good.</text:p>
          </table:table-cell>
          <table:table-cell table:style-name="ce8" office:value-type="string">
            <text:p>Thief also gains “Aspect Bar” by stealing.</text:p>
          </table:table-cell>
          <table:table-cell table:style-name="ce8" table:number-columns-repeated="1018"/>
        </table:table-row>
        <table:table-row table:style-name="ro2">
          <table:table-cell table:style-name="ce8" table:number-columns-repeated="4"/>
          <table:table-cell office:value-type="string">
            <text:p>None are entirely bad.</text:p>
          </table:table-cell>
          <table:table-cell table:style-name="ce8" table:number-columns-repeated="1019"/>
        </table:table-row>
        <table:table-row table:style-name="ro2" table:number-rows-repeated="19">
          <table:table-cell table:style-name="ce8" table:number-columns-repeated="4"/>
          <table:table-cell/>
          <table:table-cell table:style-name="ce8"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E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2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1:26:20.45</meta:creation-date>
    <dc:date>2017-05-12T12:08:20.52</dc:date>
    <meta:editing-duration>PT11M39S</meta:editing-duration>
    <meta:editing-cycles>1</meta:editing-cycles>
    <meta:document-statistic meta:table-count="3" meta:cell-count="103" meta:object-count="0"/>
    <meta:generator>OpenOffice/4.1.2$Win32 OpenOffice.org_project/412m3$Build-9782</meta:generator>
  </office:meta>
</office:document-meta>
</file>